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The tables were on the stick above the plates.</text:span><text:span text:style-name="T3"><text:s/></text:span><text:span text:style-name="T4">The tables were on the cups above the plates.</text:span><text:span text:style-name="T5"><text:s/></text:span><text:span text:style-name="T6">The tower was assembled using the wooden scaffolding and their small steam cranes mounted onto the tower itself.</text:span><text:span text:style-name="T7"><text:s/></text:span><text:span text:style-name="T8">Their markers are shown to the office to an elevation marker above their arrows.</text:span><text:span text:style-name="T9"><text:s/></text:span><text:span text:style-name="T10">The Stores was assembled using iron scaffolding and small steam cranes mounted onto the Warehouse</text:span><text:span text:style-name="T11">.<text:s/></text:span><text:span text:style-name="T12">The tables were on the stick above the frame.</text:span><text:span text:style-name="T13"><text:s/></text:span><text:span text:style-name="T14">Their tower was assembled using their wooden scaffolding and small steam cranes mounted onto their tower itself.</text:span><text:span text:style-name="T15"><text:s/></text:span><text:span text:style-name="T16">The tower was assembled using wooden scaffolding and small steam cranes mounted onto the showers.</text:span><text:span text:style-name="T17"><text:s/></text:span><text:span text:style-name="T18">The tables were on the plates above the dishes.</text:span><text:span text:style-name="T19"><text:s/></text:span><text:span text:style-name="T20">Their markers are shown to the office to an elevation marker above their arrow.</text:span><text:span text:style-name="T21"><text:s/></text:span><text:span text:style-name="T22">The knife blades are placed with the smoothing circle near the plates.</text:span><text:span text:style-name="T23"><text:s/></text:span><text:span text:style-name="T24">Small tower embedded into the pad support the bases of the cranes near the hot plates.</text:span><text:span text:style-name="T25"><text:s/></text:span><text:span text:style-name="T26">The table is in between the two chair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lp threetwo</meta:initial-creator>
    <dc:creator>hlp threetwo</dc:creator>
    <meta:creation-date>2023-10-14T19:49:00Z</meta:creation-date>
    <dc:date>2023-10-17T20:22:00Z</dc:date>
    <meta:template xlink:href="Normal" xlink:type="simple"/>
    <meta:editing-cycles>2</meta:editing-cycles>
    <meta:editing-duration>PT0S</meta:editing-duration>
    <meta:document-statistic meta:page-count="1" meta:paragraph-count="1" meta:word-count="132" meta:character-count="968" meta:row-count="6" meta:non-whitespace-character-count="837"/>
  </office:meta>
</office:document-meta>
</file>